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font-style="normal" style:font-style-asian="normal" style:font-style-complex="normal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Normal"><text:span text:style-name="T1">Premessa iniziale: </text:span><text:span text:style-name="T2">Il sistema è stato configurato come descritto nel manuale di installazione. </text:span></text:p>
        <text:p text:style-name="Normal"/>
        <text:p text:style-name="Normal"/>
        <text:list xml:id="list1632098872" text:style-name="L1">
          <text:list-item>
            <text:p text:style-name="P2">Avviamo le macchine virtuali con lo script <text:span text:style-name="T3">startnet</text:span>. </text:p>
          </text:list-item>
          <text:list-item>
            <text:p text:style-name="P2">Utilizziamo le macchine virtuali <text:span text:style-name="T3">ServerAce, ServerBack, ServerMR2, ServerNaruto, ServerRukia</text:span><text:span text:style-name="T4"> e</text:span><text:span text:style-name="T3"> ServerZoro</text:span><text:span text:style-name="T4">ci spostiamo nelle cartelle dove risiede l'applicativo di ogni server compiliamo con il comando </text:span><text:span text:style-name="T3">make</text:span><text:span text:style-name="T4"> e facciamo partire i server ( </text:span><text:span text:style-name="T3">immagine 01 </text:span><text:span text:style-name="T4">).</text:span></text:p>
          </text:list-item>
          <text:list-item>
            <text:p text:style-name="P2"><text:span text:style-name="T4">L'idea è di provacare il crash del </text:span><text:span text:style-name="T3">ServerBack</text:span><text:span text:style-name="T4"> dalla tabella Dom* ( uguale per tutti I server )possiamo dedurre che il server è replica del dominio: IT</text:span><text:span text:style-name="T3"> </text:span><text:span text:style-name="T4">( </text:span><text:span text:style-name="T3">immagine 02</text:span><text:span text:style-name="T4"> ).</text:span></text:p>
          </text:list-item>
          <text:list-item>
            <text:p text:style-name="P2"><text:span text:style-name="T4">Avvio una transazione dal Client1 sul dominio IT (</text:span><text:span text:style-name="T3">immagine 03</text:span><text:span text:style-name="T4">). </text:span></text:p>
          </text:list-item>
          <text:list-item>
            <text:p text:style-name="P3">Modifico il codice del ServerBack in modo da farlo crashare dopo aver inviato il pronto al primary ma prima di aver ricevuto il commit dal client .</text:p>
          </text:list-item>
          <text:list-item>
            <text:p text:style-name="P2"><text:span text:style-name="T4">Controllo il log della replica e verifico che è caduta in stato di pronto** (</text:span><text:span text:style-name="T3">immagine 04</text:span><text:span text:style-name="T4">).</text:span></text:p>
          </text:list-item>
          <text:list-item>
            <text:p text:style-name="P2"><text:span text:style-name="T4">Faccio risalire la replica ServerBack, che avvia la procedura di recovery e aggiorna lo stato della risorsa e del log** (</text:span><text:span text:style-name="T3">immagine 05</text:span><text:span text:style-name="T4">).</text:span></text:p>
          </text:list-item>
        </text:list>
        <text:p text:style-name="P1"/>
        <text:p text:style-name="P1">* Il quarto campo del record della tabella <text:span text:style-name="T3">Dom</text:span> indica se il server è <text:span text:style-name="T3">primary</text:span>( valore settato ad 1) o <text:s/><text:span text:style-name="T3">replica</text:span> (valore settato a 2).</text:p>
        <text:p text:style-name="P1">** Il dodicesimo campo del record indica lo stato della transazione ( 0: TR_ABORT, 1: TR_PREPARA, 2: TR_PRONTO, 3: TR_COMMIT)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212cm" fo:margin-bottom="0.212cm"/>
      <style:text-properties fo:font-size="12pt" fo:font-style="italic"/>
    </style:style>
    <style:style style:name="Normal" style:family="paragraph">
      <style:paragraph-properties style:writing-mode="lr-tb"/>
      <style:text-properties style:font-name="Liberation Serif1" fo:font-size="12pt" fo:language="it" fo:country="IT"/>
    </style:style>
    <style:style style:name="Heading" style:family="paragraph" style:parent-style-name="Normal" style:next-style-name="Text_20_body" style:class="text">
      <style:paragraph-properties fo:margin-top="0.423cm" fo:margin-bottom="0.212cm" fo:keep-with-next="always"/>
      <style:text-properties style:font-name="Liberation Sans" fo:font-size="14pt"/>
    </style:style>
    <style:style style:name="Text_20_body" style:display-name="Text body" style:family="paragraph" style:parent-style-name="Normal" style:class="text">
      <style:paragraph-properties fo:margin-top="0cm" fo:margin-bottom="0.212cm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9-16T23:18:15</meta:creation-date>
    <dc:date>2010-09-17T11:20:46</dc:date>
    <meta:editing-duration>PT02H53M51S</meta:editing-duration>
    <meta:editing-cycles>13</meta:editing-cycles>
    <meta:document-statistic meta:table-count="0" meta:image-count="0" meta:object-count="0" meta:page-count="1" meta:paragraph-count="10" meta:word-count="213" meta:character-count="1271"/>
  </office:meta>
</office:document-meta>
</file>